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9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eriod: 2y | Start Date: 01-10-22 | End Date: 01-09-24</text:p>
          </table:table-cell>
          <table:table-cell table:number-columns-repeated="4"/>
          <table:table-cell office:value-type="string" calcext:value-type="string">
            <text:p>Period: 2y | Start Date: 01-10-22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260.13</text:p>
          </table:table-cell>
          <table:table-cell table:number-columns-repeated="4"/>
          <table:table-cell office:value-type="string" calcext:value-type="string">
            <text:p>average_monthly_gain: 805.33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/2</text:p>
          </table:table-cell>
          <table:table-cell office:value-type="float" office:value="848.38" calcext:value-type="float">
            <text:p>848.3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596.32" calcext:value-type="float">
            <text:p>2596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/2</text:p>
          </table:table-cell>
          <table:table-cell office:value-type="float" office:value="732.75" calcext:value-type="float">
            <text:p>732.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215.76" calcext:value-type="float">
            <text:p>2215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/2</text:p>
          </table:table-cell>
          <table:table-cell office:value-type="float" office:value="641.17" calcext:value-type="float">
            <text:p>641.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194.75" calcext:value-type="float">
            <text:p>2194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/2</text:p>
          </table:table-cell>
          <table:table-cell office:value-type="float" office:value="393.45" calcext:value-type="float">
            <text:p>393.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/2</text:p>
          </table:table-cell>
          <table:table-cell office:value-type="float" office:value="1270.93" calcext:value-type="float">
            <text:p>1270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/2</text:p>
          </table:table-cell>
          <table:table-cell office:value-type="float" office:value="385.32" calcext:value-type="float">
            <text:p>385.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1247.72" calcext:value-type="float">
            <text:p>1247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6.23" calcext:value-type="float">
            <text:p>186.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/2</text:p>
          </table:table-cell>
          <table:table-cell office:value-type="float" office:value="702.09" calcext:value-type="float">
            <text:p>702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3.65" calcext:value-type="float">
            <text:p>183.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/2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/2</text:p>
          </table:table-cell>
          <table:table-cell office:value-type="float" office:value="162.62" calcext:value-type="float">
            <text:p>162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/2</text:p>
          </table:table-cell>
          <table:table-cell office:value-type="float" office:value="445.11" calcext:value-type="float">
            <text:p>445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/2</text:p>
          </table:table-cell>
          <table:table-cell office:value-type="float" office:value="139.12" calcext:value-type="float">
            <text:p>139.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/2</text:p>
          </table:table-cell>
          <table:table-cell office:value-type="float" office:value="403.73" calcext:value-type="float">
            <text:p>403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/2</text:p>
          </table:table-cell>
          <table:table-cell office:value-type="float" office:value="-152.75" calcext:value-type="float">
            <text:p>-152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/2</text:p>
          </table:table-cell>
          <table:table-cell office:value-type="float" office:value="-268.76" calcext:value-type="float">
            <text:p>-268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2</text:p>
          </table:table-cell>
          <table:table-cell office:value-type="float" office:value="-162.63" calcext:value-type="float">
            <text:p>-162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/2</text:p>
          </table:table-cell>
          <table:table-cell office:value-type="float" office:value="-642.74" calcext:value-type="float">
            <text:p>-642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/2</text:p>
          </table:table-cell>
          <table:table-cell office:value-type="float" office:value="-235.8" calcext:value-type="float">
            <text:p>-235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/2</text:p>
          </table:table-cell>
          <table:table-cell office:value-type="float" office:value="-951.04" calcext:value-type="float">
            <text:p>-951.04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5y | Start Date: 01-10-19 | End Date: 01-09-24</text:p>
          </table:table-cell>
          <table:table-cell table:number-columns-repeated="4"/>
          <table:table-cell office:value-type="string" calcext:value-type="string">
            <text:p>Period: 5y | Start Date: 01-10-19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191.18</text:p>
          </table:table-cell>
          <table:table-cell table:number-columns-repeated="4"/>
          <table:table-cell office:value-type="string" calcext:value-type="string">
            <text:p>average_monthly_gain: 607.5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/5</text:p>
          </table:table-cell>
          <table:table-cell office:value-type="float" office:value="735.54" calcext:value-type="float">
            <text:p>735.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/5</text:p>
          </table:table-cell>
          <table:table-cell office:value-type="float" office:value="2328.41" calcext:value-type="float">
            <text:p>2328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/5</text:p>
          </table:table-cell>
          <table:table-cell office:value-type="float" office:value="467.57" calcext:value-type="float">
            <text:p>467.5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/5</text:p>
          </table:table-cell>
          <table:table-cell office:value-type="float" office:value="1509.42" calcext:value-type="float">
            <text:p>1509.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/5</text:p>
          </table:table-cell>
          <table:table-cell office:value-type="float" office:value="394.25" calcext:value-type="float">
            <text:p>394.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/5</text:p>
          </table:table-cell>
          <table:table-cell office:value-type="float" office:value="1385.23" calcext:value-type="float">
            <text:p>1385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5</text:p>
          </table:table-cell>
          <table:table-cell office:value-type="float" office:value="355.62" calcext:value-type="float">
            <text:p>355.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/5</text:p>
          </table:table-cell>
          <table:table-cell office:value-type="float" office:value="1222.43" calcext:value-type="float">
            <text:p>1222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/5</text:p>
          </table:table-cell>
          <table:table-cell office:value-type="float" office:value="312.21" calcext:value-type="float">
            <text:p>312.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/5</text:p>
          </table:table-cell>
          <table:table-cell office:value-type="float" office:value="868.16" calcext:value-type="float">
            <text:p>868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/5</text:p>
          </table:table-cell>
          <table:table-cell office:value-type="float" office:value="236.22" calcext:value-type="float">
            <text:p>236.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/5</text:p>
          </table:table-cell>
          <table:table-cell office:value-type="float" office:value="857.43" calcext:value-type="float">
            <text:p>857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9.41" calcext:value-type="float">
            <text:p>229.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/5</text:p>
          </table:table-cell>
          <table:table-cell office:value-type="float" office:value="830.34" calcext:value-type="float">
            <text:p>830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7.06" calcext:value-type="float">
            <text:p>227.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/5</text:p>
          </table:table-cell>
          <table:table-cell office:value-type="float" office:value="656.91" calcext:value-type="float">
            <text:p>656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3/5</text:p>
          </table:table-cell>
          <table:table-cell office:value-type="float" office:value="29.94" calcext:value-type="float">
            <text:p>29.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/5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/5</text:p>
          </table:table-cell>
          <table:table-cell office:value-type="float" office:value="-139.24" calcext:value-type="float">
            <text:p>-139.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3/5</text:p>
          </table:table-cell>
          <table:table-cell office:value-type="float" office:value="-376.96" calcext:value-type="float">
            <text:p>-376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5/5</text:p>
          </table:table-cell>
          <table:table-cell office:value-type="float" office:value="-224.09" calcext:value-type="float">
            <text:p>-22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/5</text:p>
          </table:table-cell>
          <table:table-cell office:value-type="float" office:value="-862.86" calcext:value-type="float">
            <text:p>-862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/5</text:p>
          </table:table-cell>
          <table:table-cell office:value-type="float" office:value="-330.3" calcext:value-type="float">
            <text:p>-330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3/5</text:p>
          </table:table-cell>
          <table:table-cell office:value-type="float" office:value="-1168.35" calcext:value-type="float">
            <text:p>-1168.35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10y | Start Date: 01-10-14 | End Date: 01-09-24</text:p>
          </table:table-cell>
          <table:table-cell table:number-columns-repeated="4"/>
          <table:table-cell office:value-type="string" calcext:value-type="string">
            <text:p>Period: 10y | Start Date: 01-10-14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116.17</text:p>
          </table:table-cell>
          <table:table-cell table:number-columns-repeated="4"/>
          <table:table-cell office:value-type="string" calcext:value-type="string">
            <text:p>average_monthly_gain: 368.93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/10</text:p>
          </table:table-cell>
          <table:table-cell office:value-type="float" office:value="455.11" calcext:value-type="float">
            <text:p>455.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2/10</text:p>
          </table:table-cell>
          <table:table-cell office:value-type="float" office:value="1427.81" calcext:value-type="float">
            <text:p>1427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4/10</text:p>
          </table:table-cell>
          <table:table-cell office:value-type="float" office:value="230.12" calcext:value-type="float">
            <text:p>230.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4/10</text:p>
          </table:table-cell>
          <table:table-cell office:value-type="float" office:value="783.75" calcext:value-type="float">
            <text:p>78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5.3" calcext:value-type="float">
            <text:p>215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/10</text:p>
          </table:table-cell>
          <table:table-cell office:value-type="float" office:value="680.64" calcext:value-type="float">
            <text:p>68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4.47" calcext:value-type="float">
            <text:p>214.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/10</text:p>
          </table:table-cell>
          <table:table-cell office:value-type="float" office:value="599.59" calcext:value-type="float">
            <text:p>599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/10</text:p>
          </table:table-cell>
          <table:table-cell office:value-type="float" office:value="177.77" calcext:value-type="float">
            <text:p>177.7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5/10</text:p>
          </table:table-cell>
          <table:table-cell office:value-type="float" office:value="594.42" calcext:value-type="float">
            <text:p>594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/10</text:p>
          </table:table-cell>
          <table:table-cell office:value-type="float" office:value="147.12" calcext:value-type="float">
            <text:p>147.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3/10</text:p>
          </table:table-cell>
          <table:table-cell office:value-type="float" office:value="562.51" calcext:value-type="float">
            <text:p>56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/10</text:p>
          </table:table-cell>
          <table:table-cell office:value-type="float" office:value="145.2" calcext:value-type="float">
            <text:p>14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4/10</text:p>
          </table:table-cell>
          <table:table-cell office:value-type="float" office:value="477.27" calcext:value-type="float">
            <text:p>477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/10</text:p>
          </table:table-cell>
          <table:table-cell office:value-type="float" office:value="92.34" calcext:value-type="float">
            <text:p>92.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3/10</text:p>
          </table:table-cell>
          <table:table-cell office:value-type="float" office:value="405.43" calcext:value-type="float">
            <text:p>405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/10</text:p>
          </table:table-cell>
          <table:table-cell office:value-type="float" office:value="-9.78" calcext:value-type="float">
            <text:p>-9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/1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6/10</text:p>
          </table:table-cell>
          <table:table-cell office:value-type="float" office:value="-44.87" calcext:value-type="float">
            <text:p>-44.8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6/10</text:p>
          </table:table-cell>
          <table:table-cell office:value-type="float" office:value="-205.36" calcext:value-type="float">
            <text:p>-205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5/10</text:p>
          </table:table-cell>
          <table:table-cell office:value-type="float" office:value="-72.98" calcext:value-type="float">
            <text:p>-72.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5/10</text:p>
          </table:table-cell>
          <table:table-cell office:value-type="float" office:value="-297.58" calcext:value-type="float">
            <text:p>-297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6/10</text:p>
          </table:table-cell>
          <table:table-cell office:value-type="float" office:value="-155.78" calcext:value-type="float">
            <text:p>-155.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6/10</text:p>
          </table:table-cell>
          <table:table-cell office:value-type="float" office:value="-502.35" calcext:value-type="float">
            <text:p>-502.35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max | Start Date: 01-10-07 | End Date: 01-09-24</text:p>
          </table:table-cell>
          <table:table-cell table:number-columns-repeated="4"/>
          <table:table-cell office:value-type="string" calcext:value-type="string">
            <text:p>Period: max | Start Date: 01-07-97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78.46</text:p>
          </table:table-cell>
          <table:table-cell table:number-columns-repeated="4"/>
          <table:table-cell office:value-type="string" calcext:value-type="string">
            <text:p>average_monthly_gain: 183.09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/17</text:p>
          </table:table-cell>
          <table:table-cell office:value-type="float" office:value="292.1" calcext:value-type="float">
            <text:p>292.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8/28</text:p>
          </table:table-cell>
          <table:table-cell office:value-type="float" office:value="621.26" calcext:value-type="float">
            <text:p>621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17</text:p>
          </table:table-cell>
          <table:table-cell office:value-type="float" office:value="183.52" calcext:value-type="float">
            <text:p>183.5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7/27</text:p>
          </table:table-cell>
          <table:table-cell office:value-type="float" office:value="394.41" calcext:value-type="float">
            <text:p>394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17</text:p>
          </table:table-cell>
          <table:table-cell office:value-type="float" office:value="152.52" calcext:value-type="float">
            <text:p>152.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1/27</text:p>
          </table:table-cell>
          <table:table-cell office:value-type="float" office:value="357.65" calcext:value-type="float">
            <text:p>357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/17</text:p>
          </table:table-cell>
          <table:table-cell office:value-type="float" office:value="147.45" calcext:value-type="float">
            <text:p>147.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11/27</text:p>
          </table:table-cell>
          <table:table-cell office:value-type="float" office:value="303.21" calcext:value-type="float">
            <text:p>303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/17</text:p>
          </table:table-cell>
          <table:table-cell office:value-type="float" office:value="107.68" calcext:value-type="float">
            <text:p>107.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13/27</text:p>
          </table:table-cell>
          <table:table-cell office:value-type="float" office:value="247.47" calcext:value-type="float">
            <text:p>247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/17</text:p>
          </table:table-cell>
          <table:table-cell office:value-type="float" office:value="106.89" calcext:value-type="float">
            <text:p>106.8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3/27</text:p>
          </table:table-cell>
          <table:table-cell office:value-type="float" office:value="215.76" calcext:value-type="float">
            <text:p>215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17</text:p>
          </table:table-cell>
          <table:table-cell office:value-type="float" office:value="62.29" calcext:value-type="float">
            <text:p>62.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2/28</text:p>
          </table:table-cell>
          <table:table-cell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/17</text:p>
          </table:table-cell>
          <table:table-cell office:value-type="float" office:value="47.54" calcext:value-type="float">
            <text:p>47.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8/27</text:p>
          </table:table-cell>
          <table:table-cell office:value-type="float" office:value="167.33" calcext:value-type="float">
            <text:p>167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/17</text:p>
          </table:table-cell>
          <table:table-cell office:value-type="float" office:value="38.52" calcext:value-type="float">
            <text:p>38.5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13/28</text:p>
          </table:table-cell>
          <table:table-cell office:value-type="float" office:value="152.84" calcext:value-type="float">
            <text:p>152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4/27</text:p>
          </table:table-cell>
          <table:table-cell office:value-type="float" office:value="-14.16" calcext:value-type="float">
            <text:p>-14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7</text:p>
          </table:table-cell>
          <table:table-cell office:value-type="float" office:value="-99.42" calcext:value-type="float">
            <text:p>-99.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4/27</text:p>
          </table:table-cell>
          <table:table-cell office:value-type="float" office:value="-225.92" calcext:value-type="float">
            <text:p>-225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7</text:p>
          </table:table-cell>
          <table:table-cell office:value-type="float" office:value="-106.6" calcext:value-type="float">
            <text:p>-106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6/27</text:p>
          </table:table-cell>
          <table:table-cell office:value-type="float" office:value="-227.77" calcext:value-type="float">
            <text:p>-227.77</text:p>
          </table:table-cell>
        </table:table-row>
      </table:table>
      <table:named-expressions/>
      <table:database-ranges>
        <table:database-range table:name="__Anonymous_Sheet_DB__0" table:target-range-address="Sheet2.F54:Sheet2.H6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2:01:03.334100655</meta:creation-date>
    <dc:date>2024-09-03T02:18:57.363163481</dc:date>
    <meta:editing-duration>PT6M44S</meta:editing-duration>
    <meta:editing-cycles>3</meta:editing-cycles>
    <meta:generator>LibreOffice/24.2.5.2$Linux_X86_64 LibreOffice_project/420$Build-2</meta:generator>
    <meta:document-statistic meta:table-count="1" meta:cell-count="328" meta:object-count="0"/>
  </office:meta>
</office:document-meta>
</file>